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0035in" fo:margin-right="0in" fo:margin-top="0in" fo:margin-bottom="0.1799in" fo:text-indent="-0.0071in" style:auto-text-indent="false"/>
    </style:style>
    <style:style style:name="P2" style:family="paragraph" style:parent-style-name="Standard">
      <style:paragraph-properties fo:margin-left="-0.0035in" fo:margin-right="0in" fo:text-indent="-0.0071in" style:auto-text-indent="false"/>
    </style:style>
    <style:style style:name="P3" style:family="paragraph" style:parent-style-name="Standard">
      <style:paragraph-properties fo:margin-left="-0.0035in" fo:margin-right="0in" fo:text-indent="-0.0071in" style:auto-text-indent="false"/>
      <style:text-properties fo:color="#ff0000"/>
    </style:style>
    <style:style style:name="P4" style:family="paragraph" style:parent-style-name="Standard">
      <style:paragraph-properties fo:margin-left="-0.0035in" fo:margin-right="0in" fo:margin-top="0in" fo:margin-bottom="0.1465in" fo:text-indent="-0.0071in" style:auto-text-indent="false"/>
    </style:style>
    <style:style style:name="P5" style:family="paragraph" style:parent-style-name="Standard">
      <style:paragraph-properties fo:margin-left="-0.0035in" fo:margin-right="0in" fo:margin-top="0in" fo:margin-bottom="0.1429in" fo:text-indent="-0.0071in" style:auto-text-indent="false"/>
    </style:style>
    <style:style style:name="P6" style:family="paragraph" style:parent-style-name="Standard">
      <style:paragraph-properties fo:margin-left="0in" fo:margin-right="0in" fo:margin-top="0in" fo:margin-bottom="0.0173in" fo:line-height="108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fo:line-height="108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11in" fo:line-height="108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1.0598in" fo:line-height="110%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1.0598in" fo:line-height="110%" fo:text-align="center" style:justify-single-word="false" fo:text-indent="0in" style:auto-text-indent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1" style:family="paragraph" style:parent-style-name="Standard" style:master-page-name="Standard">
      <style:paragraph-properties fo:margin-left="0in" fo:margin-right="0in" fo:margin-top="0in" fo:margin-bottom="1.0598in" fo:line-height="110%" fo:text-align="center" style:justify-single-word="false" fo:text-indent="0in" style:auto-text-indent="false" style:page-number="auto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left="-0.0035in" fo:margin-right="6.4457in" fo:margin-top="0in" fo:margin-bottom="0.1874in" fo:text-indent="-0.0071in" style:auto-text-indent="false"/>
    </style:style>
    <style:style style:name="P13" style:family="paragraph" style:parent-style-name="Standard">
      <style:paragraph-properties fo:margin-left="-0.0035in" fo:margin-right="6.4457in" fo:margin-top="0in" fo:margin-bottom="0.1866in" fo:text-indent="-0.0071in" style:auto-text-indent="false"/>
    </style:style>
    <style:style style:name="P14" style:family="paragraph" style:parent-style-name="Standard">
      <style:paragraph-properties fo:margin-left="0.2965in" fo:margin-right="0in" fo:margin-top="0in" fo:margin-bottom="0.1535in" fo:line-height="108%" fo:text-indent="0in" style:auto-text-indent="false"/>
    </style:style>
    <style:style style:name="P15" style:family="paragraph" style:parent-style-name="Standard">
      <style:paragraph-properties fo:margin-left="0.2965in" fo:margin-right="0in" fo:margin-top="0in" fo:margin-bottom="0.1673in" fo:line-height="108%" fo:text-indent="0in" style:auto-text-indent="false"/>
    </style:style>
    <style:style style:name="P16" style:family="paragraph" style:parent-style-name="Standard">
      <style:paragraph-properties fo:margin-left="0.2965in" fo:margin-right="0in" fo:margin-top="0in" fo:margin-bottom="0in" fo:line-height="108%" fo:text-indent="0in" style:auto-text-indent="false"/>
    </style:style>
    <style:style style:name="P17" style:family="paragraph" style:parent-style-name="Standard">
      <style:paragraph-properties fo:margin-left="-0.0035in" fo:margin-right="4.9571in" fo:text-indent="-0.0071in" style:auto-text-indent="false"/>
    </style:style>
    <style:style style:name="P18" style:family="paragraph" style:parent-style-name="Standard">
      <style:paragraph-properties fo:margin-left="-0.0035in" fo:margin-right="2.3791in" fo:text-indent="-0.0071in" style:auto-text-indent="false"/>
    </style:style>
    <style:style style:name="P19" style:family="paragraph" style:parent-style-name="Standard">
      <style:paragraph-properties fo:margin-left="-0.0035in" fo:margin-right="1.8819in" fo:margin-top="0in" fo:margin-bottom="0in" fo:line-height="116%" fo:text-align="justify" style:justify-single-word="false" fo:text-indent="-0.0071in" style:auto-text-indent="false"/>
    </style:style>
    <style:style style:name="P20" style:family="paragraph" style:parent-style-name="Standard">
      <style:paragraph-properties fo:margin-left="-0.0035in" fo:margin-right="1.3854in" fo:text-indent="-0.0071in" style:auto-text-indent="false"/>
    </style:style>
    <style:style style:name="P21" style:family="paragraph" style:parent-style-name="Standard">
      <style:paragraph-properties fo:margin-left="-0.0035in" fo:margin-right="0.7882in" fo:text-indent="-0.0071in" style:auto-text-indent="false"/>
    </style:style>
    <style:style style:name="P22" style:family="paragraph" style:parent-style-name="Standard">
      <style:paragraph-properties fo:margin-left="-0.0035in" fo:margin-right="0.5917in" fo:text-indent="-0.0071in" style:auto-text-indent="false"/>
    </style:style>
    <style:style style:name="P23" style:family="paragraph" style:parent-style-name="Standard">
      <style:paragraph-properties fo:margin-left="-0.0035in" fo:margin-right="1.0882in" fo:text-indent="-0.0071in" style:auto-text-indent="false"/>
    </style:style>
    <style:style style:name="P24" style:family="paragraph" style:parent-style-name="Standard">
      <style:paragraph-properties fo:margin-left="-0.0035in" fo:margin-right="0.0957in" fo:text-indent="-0.0071in" style:auto-text-indent="false"/>
    </style:style>
    <style:style style:name="P25" style:family="paragraph" style:parent-style-name="Standard">
      <style:paragraph-properties fo:margin-left="-0.0035in" fo:margin-right="0.098in" fo:text-indent="-0.0071in" style:auto-text-indent="false"/>
    </style:style>
    <style:style style:name="P26" style:family="paragraph" style:parent-style-name="Standard">
      <style:paragraph-properties fo:margin-left="-0.0035in" fo:margin-right="1.0783in" fo:margin-top="0in" fo:margin-bottom="0in" fo:line-height="116%" fo:text-align="justify" style:justify-single-word="false" fo:text-indent="-0.0071in" style:auto-text-indent="false"/>
    </style:style>
    <style:style style:name="P27" style:family="paragraph" style:parent-style-name="Standard">
      <style:paragraph-properties fo:margin-left="-0.0035in" fo:margin-right="2.3772in" fo:text-indent="-0.0071in" style:auto-text-indent="false"/>
    </style:style>
    <style:style style:name="P28" style:family="paragraph" style:parent-style-name="Standard">
      <style:paragraph-properties fo:margin-left="-0.0035in" fo:margin-right="0.3909in" fo:margin-top="0in" fo:margin-bottom="0.1583in" fo:text-indent="-0.0071in" style:auto-text-indent="false"/>
    </style:style>
    <style:style style:name="P29" style:family="paragraph" style:parent-style-name="Standard">
      <style:paragraph-properties fo:margin-left="-0.0035in" fo:margin-right="4.2646in" fo:text-indent="-0.0071in" style:auto-text-indent="false"/>
    </style:style>
    <style:style style:name="P30" style:family="paragraph" style:parent-style-name="Standard">
      <style:paragraph-properties fo:margin-left="-0.0035in" fo:margin-right="4.461in" fo:text-indent="-0.0071in" style:auto-text-indent="false"/>
    </style:style>
    <style:style style:name="P31" style:family="paragraph" style:parent-style-name="Standard">
      <style:paragraph-properties fo:margin-left="-0.0035in" fo:margin-right="0.8882in" fo:text-indent="-0.0071in" style:auto-text-indent="false"/>
    </style:style>
    <style:style style:name="P32" style:family="paragraph" style:parent-style-name="Standard">
      <style:paragraph-properties fo:margin-left="0in" fo:margin-right="0.1402in" fo:margin-top="0in" fo:margin-bottom="0.1535in" fo:line-height="108%" fo:text-align="center" style:justify-single-word="false" fo:text-indent="0in" style:auto-text-indent="false"/>
    </style:style>
    <style:style style:name="P33" style:family="paragraph" style:parent-style-name="Standard">
      <style:paragraph-properties fo:margin-left="-0.0102in" fo:margin-right="0in" fo:text-indent="0in" style:auto-text-indent="false"/>
    </style:style>
    <style:style style:name="P34" style:family="paragraph" style:parent-style-name="Standard">
      <style:paragraph-properties fo:margin-left="1.25in" fo:margin-right="0in" fo:margin-top="0in" fo:margin-bottom="1.0598in" fo:line-height="110%" fo:text-align="center" style:justify-single-word="false" fo:text-indent="0in" style:auto-text-indent="false"/>
    </style:style>
    <style:style style:name="P35" style:family="paragraph" style:parent-style-name="Standard">
      <style:paragraph-properties fo:margin-left="0in" fo:margin-right="0.9in" fo:margin-top="0in" fo:margin-bottom="0.1492in" fo:line-height="110%" fo:text-align="center" style:justify-single-word="false" fo:text-indent="0in" style:auto-text-indent="false"/>
    </style:style>
    <style:style style:name="T1" style:family="text">
      <style:text-properties fo:color="#1c1c1c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20pt" style:text-underline-style="none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actical - 1</text:p>
      <text:p text:style-name="P1">Code :- </text:p>
      <text:p text:style-name="P2">/* </text:p>
      <text:p text:style-name="P2">Name : Patel Nidhi </text:p>
      <text:p text:style-name="P2">Enrollment Number : 202303103510358</text:p>
      <text:p text:style-name="P2">Branch : B.Tech (CSE)(AIML) </text:p>
      <text:p text:style-name="P2">Aim : Write a Program that displays Welcome to AMTICS. <text:s/></text:p>
      <text:p text:style-name="P12">*/ <text:s/></text:p>
      <text:p text:style-name="P2"/>
      <text:p text:style-name="P2">class WelcomeToAMTICS{ </text:p>
      <text:p text:style-name="P2"><text:s text:c="4"/>public static void main(String[] args) { </text:p>
      <text:p text:style-name="P2"><text:s text:c="8"/>System.out.println("Welcome To AMTICS"); </text:p>
      <text:p text:style-name="P2"><text:s text:c="4"/>} </text:p>
      <text:p text:style-name="P2">} </text:p>
      <text:p text:style-name="P6"><text:s/></text:p>
      <text:p text:style-name="P6"/>
      <text:p text:style-name="P6"/>
      <text:p text:style-name="P2"><text:span text:style-name="T2">Output :-</text:span></text:p>
      <text:p text:style-name="P7"><text:s/></text:p>
      <text:p text:style-name="P2">PS D:\Code\java&gt; cd "d:\Code\java\Nidhi\202303103510358\" </text:p>
      <text:p text:style-name="P4">Welcome To AMTICS </text:p>
      <text:p text:style-name="P5"><text:s/></text:p>
      <text:p text:style-name="P14"><text:s/></text:p>
      <text:p text:style-name="P15"><text:s/></text:p>
      <text:p text:style-name="P16"><text:s/><text:tab/> </text:p>
      <text:p text:style-name="P16"/>
      <text:p text:style-name="P16"/>
      <text:p text:style-name="P16"><text:soft-page-break/></text:p>
      <text:p text:style-name="P10">Practical - 2</text:p>
      <text:p text:style-name="P33">Code:-</text:p>
      <text:p text:style-name="P33">/*</text:p>
      <text:p text:style-name="P33">Name : <text:s/>Patel Nidhi</text:p>
      <text:p text:style-name="P2">Enrollment Number :202303103510358</text:p>
      <text:p text:style-name="P2">Branch : B.Tech (CSE)(AIML) <text:s/></text:p>
      <text:p text:style-name="P2">Aim : Write a program for calculator. <text:s/></text:p>
      <text:p text:style-name="P12">*/ <text:s/></text:p>
      <text:p text:style-name="P2">import java.util.Scanner; </text:p>
      <text:p text:style-name="P17"><text:s/>class calculator { </text:p>
      <text:p text:style-name="P18"><text:s text:c="5"/>public static void main(String[] args) { <text:s text:c="8"/>@SuppressWarnings("resource") </text:p>
      <text:p text:style-name="P19"><text:s text:c="8"/>Scanner S = new Scanner(System.in); <text:s text:c="8"/>System.out.print("Enter first numbers:"); <text:s text:c="8"/>int num1 = S.nextInt(); </text:p>
      <text:p text:style-name="P20"><text:s text:c="8"/>System.out.print("Enter second numbers:"); <text:s text:c="8"/>int num2 = S.nextInt(); </text:p>
      <text:p text:style-name="P21"><text:s text:c="8"/>System.out.print("Enter an operator (+, -, *, /):"); <text:s text:c="8"/>char operator = S.next().charAt(0); <text:s text:c="8"/>int result; <text:s text:c="8"/>switch (operator) { <text:s text:c="12"/>case '+' -&gt; </text:p>
      <text:p text:style-name="P22"><text:s text:c="16"/>System.out.println(result = num1 + num2); <text:s text:c="12"/>case '-' -&gt; </text:p>
      <text:p text:style-name="P22"><text:s text:c="16"/>System.out.println(result = num1 - num2); <text:s text:c="12"/>case '*' -&gt; </text:p>
      <text:p text:style-name="P23"><text:s text:c="16"/>System.out.println(result = num1 * num2); <text:s text:c="12"/>case '/' -&gt; { <text:s text:c="16"/>if (num2 == 0) { <text:s text:c="20"/>System.out.println("Error! Division by zero is not allowed."); </text:p>
      <text:p text:style-name="P2"><text:soft-page-break/><text:s text:c="20"/>return; </text:p>
      <text:p text:style-name="P2"><text:s text:c="16"/>} </text:p>
      <text:p text:style-name="P2"><text:s text:c="16"/>System.out.println(result = num1 / num2); </text:p>
      <text:p text:style-name="P2"><text:s text:c="12"/>} </text:p>
      <text:p text:style-name="P2"><text:s text:c="12"/>default -&gt; { </text:p>
      <text:p text:style-name="P24"><text:s text:c="16"/>System.out.println("Error! Invalid operator. Please use +, -, *, or /."); <text:s text:c="16"/>return; </text:p>
      <text:p text:style-name="P2"><text:s text:c="12"/>} </text:p>
      <text:p text:style-name="P2"><text:s text:c="8"/>} </text:p>
      <text:p text:style-name="P2"><text:s text:c="8"/>System.out.println("Result: " + result); </text:p>
      <text:p text:style-name="P2"><text:s text:c="4"/>} </text:p>
      <text:p text:style-name="P2">} </text:p>
      <text:p text:style-name="P6"><text:s/></text:p>
      <text:p text:style-name="P7"><text:s/></text:p>
      <text:p text:style-name="P4"><text:span text:style-name="T2">Output :-</text:span> </text:p>
      <text:p text:style-name="P2">PS D:\Code\java&gt; cd "d:\Code\java\Nidhi\202303103510358\" ; </text:p>
      <text:p text:style-name="P4">Enter first numbers:5 </text:p>
      <text:p text:style-name="P4">Enter second numbers:4 </text:p>
      <text:p text:style-name="P5">Enter an operator (+, -, *, /):* </text:p>
      <text:p text:style-name="P4">20 <text:s text:c="8"/></text:p>
      <text:p text:style-name="P5">Result: 20</text:p>
      <text:p text:style-name="P5"/>
      <text:p text:style-name="P34"/>
      <text:p text:style-name="P9"/>
      <text:p text:style-name="P34"><text:soft-page-break/><text:span text:style-name="T3">Practical – 3</text:span></text:p>
      <text:p text:style-name="P2">Code:-</text:p>
      <text:p text:style-name="P2">/*</text:p>
      <text:p text:style-name="P2">Name : <text:s/>Patel Nidhi</text:p>
      <text:p text:style-name="P2">Enrollment Number : 202303103510358</text:p>
      <text:p text:style-name="P2">Branch : B.Tech (CSE)(AIML) <text:s/></text:p>
      <text:p text:style-name="P25">Aim : Write a program that reads a number in meters, converts it to feet, <text:s text:c="5"/>and displays the result. <text:s/></text:p>
      <text:p text:style-name="P6"><text:s/></text:p>
      <text:p text:style-name="P13">*/ <text:s/></text:p>
      <text:p text:style-name="P18">import java.util.Scanner; class metertofeet { <text:s text:c="4"/>public static void main(String[] args) { <text:s text:c="8"/>@SuppressWarnings("resource") </text:p>
      <text:p text:style-name="P2"><text:s text:c="8"/>Scanner s = new Scanner(System.in); </text:p>
      <text:p text:style-name="P26"><text:s text:c="8"/>System.out.print("Enter your value in meter : "); <text:s text:c="8"/>int meter = s.nextInt(); <text:s text:c="8"/>double feet = meter * 3.28084; </text:p>
      <text:p text:style-name="P2"><text:s text:c="8"/>System.out.println(meter + " meters is equal to " + feet + " feet."); </text:p>
      <text:p text:style-name="P2"><text:s text:c="4"/>} </text:p>
      <text:p text:style-name="P2">} </text:p>
      <text:p text:style-name="P7"><text:s/></text:p>
      <text:p text:style-name="P7"/>
      <text:p text:style-name="P4"><text:span text:style-name="T2">Output :-</text:span> </text:p>
      <text:p text:style-name="P2">PS D:\Code\java&gt; cd "d:\Code\java\Nidhi\202303103510358\" ; </text:p>
      <text:p text:style-name="P5">Enter your value in meter : 215 </text:p>
      <text:p text:style-name="P4">215 meters is equal to 705.3806 feet. </text:p>
      <text:p text:style-name="P4"><text:soft-page-break/></text:p>
      <text:p text:style-name="P35"><text:span text:style-name="T3"><text:s text:c="3"/>Practical - 4</text:span> </text:p>
      <text:p text:style-name="P35"/>
      <text:p text:style-name="P1">Code :-</text:p>
      <text:p text:style-name="P2">/* </text:p>
      <text:p text:style-name="P2">Name : <text:s/>Patel Nidhi</text:p>
      <text:p text:style-name="P2">Enrollment Number : 202303103510358</text:p>
      <text:p text:style-name="P2">Branch : B.Tech (CSE)(AIML) <text:s/></text:p>
      <text:p text:style-name="P2">Aim : Write a program to print inputs given from command line <text:s text:c="8"/>arguments on the console. <text:s/></text:p>
      <text:p text:style-name="P13">*/ <text:s/></text:p>
      <text:p text:style-name="P2">import <text:s/>java.util.Scanner; </text:p>
      <text:p text:style-name="P27"><text:s/>class commandline { <text:s text:c="4"/>public static void main(String[] args) { <text:s text:c="8"/>@SuppressWarnings("resource") </text:p>
      <text:p text:style-name="P2"><text:s text:c="8"/>Scanner s = new Scanner(System.in); </text:p>
      <text:p text:style-name="P2"><text:s text:c="8"/>System.out.print("enter any string :"); </text:p>
      <text:p text:style-name="P2"><text:s text:c="8"/>String c = s.nextLine(); </text:p>
      <text:p text:style-name="P2"><text:s text:c="8"/>System.out.print("your entered string is :" + c); </text:p>
      <text:p text:style-name="P2"><text:s text:c="4"/>} </text:p>
      <text:p text:style-name="P2">} </text:p>
      <text:p text:style-name="P6"><text:s/></text:p>
      <text:p text:style-name="P6"/>
      <text:p text:style-name="P6"/>
      <text:p text:style-name="P6"/>
      <text:p text:style-name="P2"><text:span text:style-name="T2">Output :-</text:span> </text:p>
      <text:p text:style-name="P6"><text:s/></text:p>
      <text:p text:style-name="P28">PS D:\Code\java&gt; cd "d:\Code\java\Nidhi\202303103510358\" ; enter any string :Patel Nidhi</text:p>
      <text:p text:style-name="P28"><text:s/>your entered string is Patel Nidhi</text:p>
      <text:p text:style-name="P16"><text:s/><text:tab/> </text:p>
      <text:p text:style-name="P16"><text:soft-page-break/></text:p>
      <text:p text:style-name="P16"/>
      <text:p text:style-name="P16"/>
      <text:p text:style-name="P9"><text:span text:style-name="T3">Practical - 5</text:span></text:p>
      <text:p text:style-name="P33">Code:-</text:p>
      <text:p text:style-name="P2">/*</text:p>
      <text:p text:style-name="P2">Name : <text:s/>Patel Nidhi</text:p>
      <text:p text:style-name="P2">Enrollment Number : 202303103510358 </text:p>
      <text:p text:style-name="P2">Branch : B.Tech (CSE)(AIML) <text:s/></text:p>
      <text:p text:style-name="P25">Aim : Write a program that prompts the user to enter three integers and display the integers in decreasing order. </text:p>
      <text:p text:style-name="P6"><text:s/></text:p>
      <text:p text:style-name="P29">*/ <text:s/>import java.util.Arrays; import java.util.Scanner; </text:p>
      <text:p text:style-name="P30"><text:s/>class decreasingorder { </text:p>
      <text:p text:style-name="P2"><text:s text:c="4"/>public static void main(String[] args) { </text:p>
      <text:p text:style-name="P2"><text:s text:c="8"/>Scanner s = new Scanner(System.in); </text:p>
      <text:p text:style-name="P6"><text:s/></text:p>
      <text:p text:style-name="P31"><text:s text:c="8"/>System.out.print("Enter the first integer : "); <text:s text:c="8"/>int num1 = s.nextInt(); </text:p>
      <text:p text:style-name="P6"><text:s text:c="9"/></text:p>
      <text:p text:style-name="P21"><text:s text:c="8"/>System.out.print("Enter the second integer : "); <text:s text:c="8"/>int num2 = s.nextInt(); </text:p>
      <text:p text:style-name="P6"><text:s text:c="9"/></text:p>
      <text:p text:style-name="P31"><text:s text:c="8"/>System.out.print("Enter the third integer : "); <text:s text:c="8"/>int num3 = s.nextInt(); </text:p>
      <text:p text:style-name="P6"><text:s/></text:p>
      <text:p text:style-name="P2"><text:s text:c="8"/>int[] n = { num1, num2, num3 }; </text:p>
      <text:p text:style-name="P6"><text:s/></text:p>
      <text:p text:style-name="P2"><text:soft-page-break/><text:s text:c="8"/>Arrays.sort(n); </text:p>
      <text:p text:style-name="P6"><text:s/></text:p>
      <text:p text:style-name="P2"><text:s text:c="8"/>System.out.println("The integers in decreasing order are : </text:p>
      <text:p text:style-name="P2">"); </text:p>
      <text:p text:style-name="P2"><text:s text:c="8"/>for (int i = n.length - 1; i &gt;= 0; i--) { </text:p>
      <text:p text:style-name="P2"><text:s text:c="12"/>System.out.print(n[i] + " "); </text:p>
      <text:p text:style-name="P2"><text:s text:c="8"/>} </text:p>
      <text:p text:style-name="P2"><text:s text:c="4"/>} </text:p>
      <text:p text:style-name="P2">} </text:p>
      <text:p text:style-name="P2"><text:s/></text:p>
      <text:p text:style-name="P3"><text:span text:style-name="T1">Output :-</text:span> </text:p>
      <text:p text:style-name="P6"><text:s/></text:p>
      <text:p text:style-name="P2">PS D:\Code\java&gt; cd "d:\Code\java\Nidhi\202303103510358\" ; </text:p>
      <text:p text:style-name="P2">Enter the first integer : 1 </text:p>
      <text:p text:style-name="P2">Enter the second integer : 5 </text:p>
      <text:p text:style-name="P2">Enter the third integer : 73 </text:p>
      <text:p text:style-name="P2">The integers in decreasing order are : <text:s/></text:p>
      <text:p text:style-name="P2">73 5 1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I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0638in" fo:margin-right="0in" fo:margin-top="0in" fo:margin-bottom="0.0083in" fo:line-height="112%" fo:orphans="2" fo:widows="2" fo:text-indent="-0.0071in" style:auto-text-indent="false" style:writing-mode="lr-tb"/>
      <style:text-properties fo:color="#000000" style:font-name="Consolas" fo:font-size="13pt" style:font-name-asian="Consolas1" style:font-size-asian="13pt" style:font-name-complex="Consolas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fo:line-height="108%" fo:text-indent="0in" style:auto-text-indent="false"/>
    </style:style>
    <style:style style:name="MP2" style:family="paragraph" style:parent-style-name="Standard">
      <style:paragraph-properties fo:margin-left="0in" fo:margin-right="0.1402in" fo:margin-top="0in" fo:margin-bottom="0.1535in" fo:line-height="108%" fo:text-align="center" style:justify-single-word="false" fo:text-indent="0in" style:auto-text-indent="false"/>
    </style:style>
    <style:style style:name="MP3" style:family="paragraph" style:parent-style-name="Standard">
      <style:paragraph-properties fo:margin-left="0in" fo:margin-right="0in" fo:margin-top="0in" fo:margin-bottom="0in" fo:line-height="108%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1.0984in" fo:margin-left="0.7035in" fo:margin-right="1.0516in" style:writing-mode="lr-tb" style:layout-grid-color="#c0c0c0" style:layout-grid-lines="2388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299in" fo:margin-left="0in" fo:margin-right="0in" fo:margin-bottom="0.49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  <text:p text:style-name="MP3"><text:s/></text:p>
      </style:header-left>
    </style:master-page>
    <style:master-page style:name="First_20_Page" style:display-name="First Page" style:page-layout-name="Mpm2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c</meta:initial-creator>
    <dc:creator>Nidhi  </dc:creator>
    <meta:editing-cycles>6</meta:editing-cycles>
    <meta:creation-date>2024-08-05T13:24:00</meta:creation-date>
    <dc:date>2024-08-05T07:23:09.27</dc:date>
    <meta:editing-duration>PT48M44S</meta:editing-duration>
    <meta:generator>OpenOffice/4.1.14$Win32 OpenOffice.org_project/4114m1$Build-9811</meta:generator>
    <meta:document-statistic meta:table-count="0" meta:image-count="0" meta:object-count="0" meta:page-count="7" meta:paragraph-count="141" meta:word-count="567" meta:character-count="44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